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3068e" officeooo:paragraph-rsid="00034b67" style:font-size-asian="13pt" style:font-size-complex="13pt"/>
    </style:style>
    <style:style style:name="P2" style:family="paragraph" style:parent-style-name="Standard">
      <style:text-properties fo:font-size="13pt" officeooo:rsid="00120b58" officeooo:paragraph-rsid="00034b67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3068e" officeooo:paragraph-rsid="00034b67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3068e" officeooo:paragraph-rsid="00034b67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34b67" officeooo:paragraph-rsid="00034b67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paragraph-rsid="00034b67"/>
    </style:style>
    <style:style style:name="P7" style:family="paragraph" style:parent-style-name="Table_20_Contents">
      <style:paragraph-properties fo:text-align="center" style:justify-single-word="false"/>
      <style:text-properties fo:font-size="13pt" fo:font-weight="bold" officeooo:rsid="001e1129" officeooo:paragraph-rsid="00034b67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officeooo:rsid="0014b559" officeooo:paragraph-rsid="00034b67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1e166d" officeooo:paragraph-rsid="00034b67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weight="bold" officeooo:rsid="00172103" officeooo:paragraph-rsid="00034b67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157d41" officeooo:paragraph-rsid="00034b67" style:font-size-asian="13pt" style:font-size-complex="13pt"/>
    </style:style>
    <style:style style:name="P12" style:family="paragraph" style:parent-style-name="Table_20_Contents">
      <style:text-properties fo:font-size="13pt" officeooo:rsid="00157d41" officeooo:paragraph-rsid="00034b67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172103" officeooo:paragraph-rsid="00034b67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172103" officeooo:paragraph-rsid="00034b67" style:font-size-asian="13pt" style:font-size-complex="13pt"/>
    </style:style>
    <style:style style:name="P15" style:family="paragraph" style:parent-style-name="Table_20_Contents">
      <style:text-properties fo:font-size="13pt" officeooo:rsid="00172103" officeooo:paragraph-rsid="00034b67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1e166d" officeooo:paragraph-rsid="00034b67" style:font-size-asian="13pt" style:font-size-complex="13pt"/>
    </style:style>
    <style:style style:name="P17" style:family="paragraph" style:parent-style-name="Table_20_Contents">
      <style:text-properties fo:font-size="13pt" officeooo:rsid="001a7028" officeooo:paragraph-rsid="00034b67" style:font-size-asian="13pt" style:font-size-complex="13pt"/>
    </style:style>
    <style:style style:name="P18" style:family="paragraph" style:parent-style-name="Table_20_Contents">
      <style:text-properties fo:font-size="13pt" officeooo:rsid="00189207" officeooo:paragraph-rsid="00034b67" style:font-size-asian="13pt" style:font-size-complex="13pt"/>
    </style:style>
    <style:style style:name="P19" style:family="paragraph" style:parent-style-name="Table_20_Contents">
      <style:text-properties fo:font-size="13pt" officeooo:rsid="001ee8d1" officeooo:paragraph-rsid="00034b67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3faeb" officeooo:paragraph-rsid="00034b67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paragraph-rsid="00034b67" style:font-size-asian="13pt" style:font-size-complex="13pt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MANUAL RECORD OF SALE TRANSACTION</text:p>
      <text:p text:style-name="P2"/>
      <text:p text:style-name="P2"/>
      <text:p text:style-name="P2"/>
      <text:p text:style-name="P2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7:34:44.747653428</meta:creation-date>
    <dc:date>2017-01-09T17:36:15.668422563</dc:date>
    <meta:editing-duration>PT1M31S</meta:editing-duration>
    <meta:editing-cycles>1</meta:editing-cycles>
    <meta:document-statistic meta:table-count="0" meta:image-count="1" meta:object-count="0" meta:page-count="1" meta:paragraph-count="1" meta:word-count="5" meta:character-count="33" meta:non-whitespace-character-count="29"/>
    <meta:generator>LibreOffice/5.1.4.2$Linux_X86_64 LibreOffice_project/10m0$Build-2</meta:generator>
  </office:meta>
</office:document-meta>
</file>